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0.56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Датасет</text:p>
          </table:table-cell>
          <table:table-cell table:style-name="ce5" office:value-type="string" calcext:value-type="string">
            <text:p>Колонка</text:p>
          </table:table-cell>
          <table:table-cell table:style-name="ce4" office:value-type="string" calcext:value-type="string">
            <text:p>Переименовать</text:p>
          </table:table-cell>
          <table:table-cell table:style-name="ce4" office:value-type="string" calcext:value-type="string">
            <text:p>Удалить</text:p>
          </table:table-cell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Адре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Адрес (строение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Вариант оплаты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Вариант отдел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Вариант отдел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Вариант отдел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Вариант отделки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Всег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Всег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Год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Группа договоров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Группа уступок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Дата докумен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документа (АПП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документа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документа (Первый договор продажи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Дата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Дата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регистрации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регистрации (Первый договор продажи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Дата создания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ата создания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Для анализ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Застрой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Застройка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Застройка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Квартал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Клиенты все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Код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Код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Комн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Комн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Комн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Контакт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Месяц прода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Мод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Мод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Начало действия (Предмет договора) (Предмет договора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Начало действия (Предмет договора) (Предмет договора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Номер документа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Номер корпус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Номер корпуса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Номер корпуса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Номер на площадк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Номер на площадке (в ряду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Номер на площадке (в ряду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Номер п/п секц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Номер п/п секции (размещени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Номер п/п секции (размещени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пис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Опис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собый Стр.Резер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статок по договору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тветственный (Первый договор продажи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тдел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Отдел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Очеред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Очередь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Очередь (Адрес (строение)) (Адрес (строение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ервый договор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аниров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ощадь кухн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ощадь по БТИ без летни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БТИ без летни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Площадь по БТИ без летни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ощадь по БТИ жил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БТИ жил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Площадь по БТИ жил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Площадь по БТИ общ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ощадь по БТИ общая (расчетна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БТИ общая (расчетна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проекту без летни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проекту жил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проекту летних помеще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Площадь по проекту общ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лощадь по проекту общая (расчетна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лощадь по проекту общая (расчетна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од 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од 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Под 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равообладат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родаве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Продан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Продано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Разница площад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Рекламная мет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Сек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остояние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Состояние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остояние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Состояние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Ссылка на планировк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тоимость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Стоимость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Стоимость со скидко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тоимость со скидко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Стоимость со скидко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умма БТИ (базовая)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умма договора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умма компенсации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умма пени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Сумма платежей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Тип для Ц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Тип объек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Тип планиро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Тип скид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Тип скидки (Клиентский договор (оптовый)) (Договор (сделка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Условный ном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Условный ном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Условный ном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Це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Цена (Предмет договора) (Предмет договора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Цена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Цена продаж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Эта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Этаж (ряд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Этаж (ряд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Эта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Эта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Эта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string" calcext:value-type="string">
            <text:p>Cтудийност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тилково</text:p>
          </table:table-cell>
          <table:table-cell table:style-name="Default" office:value-type="string" calcext:value-type="string">
            <text:p>Cтудийност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город</text:p>
          </table:table-cell>
          <table:table-cell table:style-name="Default" office:value-type="string" calcext:value-type="string">
            <text:p>Cтудийности</text:p>
          </table:table-cell>
          <table:table-cell table:number-columns-repeated="2"/>
        </table:table-row>
        <table:table-row table:style-name="ro1" table:number-rows-repeated="10484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D12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 number:style="long"/>
      <number:text>.</number:text>
      <number:year number:style="long"/>
    </number:date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9:12:14.0567096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8:56:12.796119800</meta:creation-date>
    <dc:date>2020-01-21T19:16:18.479260924</dc:date>
    <meta:editing-duration>PT4H43M</meta:editing-duration>
    <meta:editing-cycles>9</meta:editing-cycles>
    <meta:generator>LibreOffice/6.0.7.3$Linux_X86_64 LibreOffice_project/00m0$Build-3</meta:generator>
    <meta:document-statistic meta:table-count="1" meta:cell-count="258" meta:object-count="0"/>
  </office:meta>
</office:document-meta>
</file>